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1" style:family="table-cell" style:parent-style-name="Default" style:data-style-name="N15">
      <style:table-cell-properties fo:border="thin solid #000000" style:vertical-align="top" fo:wrap-option="wrap" style:repeat-content="false"/>
      <style:paragraph-properties fo:text-align="center"/>
    </style:style>
    <style:style style:name="ce12" style:family="table-cell" style:parent-style-name="Default" style:data-style-name="N15">
      <style:table-cell-properties fo:border="thin solid #00000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</style:style>
    <style:style style:name="ce16" style:family="table-cell" style:parent-style-name="Default" style:data-style-name="N15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</style:style>
    <style:style style:name="ce17" style:family="table-cell" style:parent-style-name="Default" style:data-style-name="N15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 table:style-name="ce1"/>
        </table:table-row>
        <table:table-row table:style-name="ro3">
          <table:table-cell table:style-name="ce5"/>
          <table:table-cell table:style-name="ce6"/>
          <table:table-cell office:value-type="string" table:style-name="ce7">
            <text:p>potencia Armónico en dBm</text:p>
          </table:table-cell>
          <table:table-cell office:value-type="string" table:style-name="ce7">
            <text:p>Potencia Armónico mW</text:p>
          </table:table-cell>
          <table:table-cell office:value-type="string" table:style-name="ce7">
            <text:p>Coeficiente de Bessel practico</text:p>
          </table:table-cell>
          <table:table-cell office:value-type="string" table:style-name="ce7">
            <text:p>Coeficiente de Bessel teorico</text:p>
          </table:table-cell>
          <table:table-cell table:number-columns-repeated="1008" table:style-name="ce8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J0(B)</text:p>
          </table:table-cell>
          <table:table-cell office:value-type="float" office:value="-46.08" table:style-name="ce10">
            <text:p>-46,08</text:p>
          </table:table-cell>
          <table:table-cell office:value-type="float" office:value="2.4660393372343374E-5" table:formula="of:=POWER(10;[.C4]/10)" table:style-name="ce11">
            <text:p>2,47E-05</text:p>
          </table:table-cell>
          <table:table-cell office:value-type="float" office:value="0.24922619864246498" table:formula="of:=SQRT([.D4]/[.$D$11])" table:style-name="ce12">
            <text:p>2,49E-01</text:p>
          </table:table-cell>
          <table:table-cell office:value-type="float" office:value="-0.26005195771993089" table:formula="of:=BESSELJ([.D$2];[.A4])" table:style-name="ce13">
            <text:p>-0,260051958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J1(B)</text:p>
          </table:table-cell>
          <table:table-cell office:value-type="float" office:value="-43.28" table:style-name="ce10">
            <text:p>-43,28</text:p>
          </table:table-cell>
          <table:table-cell office:value-type="float" office:value="4.6989410860521468E-5" table:formula="of:=POWER(10;[.C5]/10)" table:style-name="ce11">
            <text:p>4,70E-05</text:p>
          </table:table-cell>
          <table:table-cell office:value-type="float" office:value="0.34402792293285139" table:formula="of:=SQRT([.D5]/[.$D$11])" table:style-name="ce12">
            <text:p>3,44E-01</text:p>
          </table:table-cell>
          <table:table-cell office:value-type="float" office:value="0.33905895827253579" table:formula="of:=BESSELJ([.D$2];[.A5])" table:style-name="ce13">
            <text:p>0,339058958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j2(B)</text:p>
          </table:table-cell>
          <table:table-cell office:value-type="float" office:value="-40.22" table:style-name="ce10">
            <text:p>-40,22</text:p>
          </table:table-cell>
          <table:table-cell office:value-type="float" office:value="9.506047936562795E-5" table:formula="of:=POWER(10;[.C6]/10)" table:style-name="ce11">
            <text:p>9,51E-05</text:p>
          </table:table-cell>
          <table:table-cell office:value-type="float" office:value="0.48932081836146535" table:formula="of:=SQRT([.D6]/[.$D$11])" table:style-name="ce12">
            <text:p>4,89E-01</text:p>
          </table:table-cell>
          <table:table-cell office:value-type="float" office:value="0.48609126323495477" table:formula="of:=BESSELJ([.D$2];[.A6])" table:style-name="ce13">
            <text:p>0,486091263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j3(B)</text:p>
          </table:table-cell>
          <table:table-cell office:value-type="float" office:value="-44.42" table:style-name="ce10">
            <text:p>-44,42</text:p>
          </table:table-cell>
          <table:table-cell office:value-type="float" office:value="3.614098626396127E-5" table:formula="of:=POWER(10;[.C7]/10)" table:style-name="ce11">
            <text:p>3,61E-05</text:p>
          </table:table-cell>
          <table:table-cell office:value-type="float" office:value="0.30171277090844972" table:formula="of:=SQRT([.D7]/[.$D$11])" table:style-name="ce12">
            <text:p>3,02E-01</text:p>
          </table:table-cell>
          <table:table-cell office:value-type="float" office:value="0.30906286476756828" table:formula="of:=BESSELJ([.D$2];[.A7])" table:style-name="ce13">
            <text:p>0,309062865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j4(B)</text:p>
          </table:table-cell>
          <table:table-cell office:value-type="float" office:value="-51.46" table:style-name="ce10">
            <text:p>-51,46</text:p>
          </table:table-cell>
          <table:table-cell office:value-type="float" office:value="7.1449632607551243E-6" table:formula="of:=POWER(10;[.C8]/10)" table:style-name="ce11">
            <text:p>7,14E-06</text:p>
          </table:table-cell>
          <table:table-cell office:value-type="float" office:value="0.13415093174064088" table:formula="of:=SQRT([.D8]/[.$D$11])" table:style-name="ce12">
            <text:p>1,34E-01</text:p>
          </table:table-cell>
          <table:table-cell office:value-type="float" office:value="0.13203418393192615" table:formula="of:=BESSELJ([.D$2];[.A8])" table:style-name="ce13">
            <text:p>0,132034184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j5(B)</text:p>
          </table:table-cell>
          <table:table-cell office:value-type="float" office:value="-61.03" table:style-name="ce10">
            <text:p>-61,03</text:p>
          </table:table-cell>
          <table:table-cell office:value-type="float" office:value="7.8886011761855389E-7" table:formula="of:=POWER(10;[.C9]/10)" table:style-name="ce11">
            <text:p>7,89E-07</text:p>
          </table:table-cell>
          <table:table-cell office:value-type="float" office:value="4.4575240331850612E-2" table:formula="of:=SQRT([.D9]/[.$D$11])" table:style-name="ce12">
            <text:p>4,46E-02</text:p>
          </table:table-cell>
          <table:table-cell office:value-type="float" office:value="4.3028434877065341E-2" table:formula="of:=BESSELJ([.D$2];[.A9])" table:style-name="ce13">
            <text:p>0,04302843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4">
            <text:p>j6(B)</text:p>
          </table:table-cell>
          <table:table-cell office:value-type="float" office:value="-72.58" table:style-name="ce15">
            <text:p>-72,58</text:p>
          </table:table-cell>
          <table:table-cell office:value-type="float" office:value="5.5207743928075718E-8" table:formula="of:=POWER(10;[.C10]/10)" table:style-name="ce16">
            <text:p>5,52E-08</text:p>
          </table:table-cell>
          <table:table-cell office:value-type="float" office:value="1.1792168965386636E-2" table:formula="of:=SQRT([.D10]/[.$D$11])" table:style-name="ce17">
            <text:p>1,18E-02</text:p>
          </table:table-cell>
          <table:table-cell office:value-type="float" office:value="1.1393932332213098E-2" table:formula="of:=BESSELJ([.D$2];[.A10])" table:style-name="ce18">
            <text:p>0,0113939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19">
            <text:p>Potencia total</text:p>
          </table:table-cell>
          <table:table-cell office:value-type="float" office:value="3.9702020859716823E-4" table:formula="of:=+[.D4]+2*SUM([.D5:.D10])" table:style-name="ce19">
            <text:p>0,00039702</text:p>
          </table:table-cell>
          <table:table-cell office:value-type="string" table:style-name="ce19">
            <text:p>mW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number-columns-spanned="5" table:number-rows-spanned="16" table:style-name="ce20">
            <text:p>Inserte la imagen captada en el analizador de espectro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3" table:style-name="ro1">
          <table:table-cell table:style-name="ce2"/>
          <table:covered-table-cell/>
          <table:covered-table-cell table:number-columns-repeated="4"/>
          <table:table-cell table:number-columns-repeated="16378" table:style-name="ce1"/>
        </table:table-row>
        <table:table-row table:number-rows-repeated="12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number-rows-repeated="4"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1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3" table:style-name="ro1">
          <table:table-cell/>
          <table:table-cell table:style-name="ce1"/>
          <table:table-cell table:number-columns-repeated="16382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DIER CORREA</meta:initial-creator>
    <dc:creator>Personal</dc:creator>
    <meta:creation-date>2025-05-05T17:19:30Z</meta:creation-date>
    <dc:date>2025-05-05T17:27:18Z</dc:date>
    <meta:editing-cycles>1</meta:editing-cycles>
    <meta:editing-duration>PT531S</meta:editing-duration>
  </office:meta>
</office:document-meta>
</file>